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 fo:background-color="#ffff00"/>
    </style:style>
    <style:style style:name="P2" style:family="paragraph" style:parent-style-name="Text_20_body" style:list-style-name="L2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 fo:background-color="#ffff00"/>
    </style:style>
    <style:style style:name="P3" style:family="paragraph" style:parent-style-name="Text_20_body" style:list-style-name="L1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50242472228193957" text:style-name="L1">
        <text:list-item>
          <text:p text:style-name="P1">add a new customer</text:p>
        </text:list-item>
        <text:list-item>
          <text:p text:style-name="P1">search customers by name</text:p>
        </text:list-item>
        <text:list-item>
          <text:p text:style-name="P1">display details of an order</text:p>
        </text:list-item>
        <text:list-item>
          <text:p text:style-name="P1">place orders to store locations for customers</text:p>
        </text:list-item>
        <text:list-item>
          <text:p text:style-name="P1">view order history of customer</text:p>
        </text:list-item>
        <text:list-item>
          <text:p text:style-name="P3">view order history of location</text:p>
        </text:list-item>
        <text:list-item>
          <text:p text:style-name="P1">view location inventory</text:p>
        </text:list-item>
        <text:list-item>
          <text:p text:style-name="P3">The customer should be able to purchase multiple products</text:p>
        </text:list-item>
        <text:list-item>
          <text:p text:style-name="P1">Order histories should have the option to be sorted by date (latest to oldest and vice versa) or cost (least expensive to most expensive)</text:p>
        </text:list-item>
        <text:list-item>
          <text:p text:style-name="P1">The manager should be able to replenish inventory</text:p>
        </text:list-item>
        <text:list-item>
          <text:p text:style-name="P1">Exception Handling</text:p>
        </text:list-item>
      </text:list>
      <text:list xml:id="list558559649425055990" text:style-name="L2">
        <text:list-item>
          <text:p text:style-name="P2">Input validation</text:p>
        </text:list-item>
        <text:list-item>
          <text:p text:style-name="P4">Logging (to a file, no logging to the console)</text:p>
        </text:list-item>
        <text:list-item>
          <text:p text:style-name="P4">At least 10 unit tests</text:p>
        </text:list-item>
        <text:list-item>
          <text:p text:style-name="P2">Data should be persisted, (no data should be hard coded)</text:p>
        </text:list-item>
        <text:list-item>
          <text:p text:style-name="P2">You should use a DB to store data</text:p>
        </text:list-item>
        <text:list-item>
          <text:p text:style-name="P2">DB structure should be 3NF</text:p>
        </text:list-item>
        <text:list-item>
          <text:p text:style-name="P2">Should have an ER Diagram</text:p>
        </text:list-item>
        <text:list-item>
          <text:p text:style-name="P2">Code should have xml documentation</text:p>
        </text:list-item>
      </text:list>
      <text:list xml:id="list36508400" text:continue-list="list7850242472228193957" text:style-name="L1">
        <text:list-header>
          <text:p text:style-name="P3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7T16:01:25.87</meta:creation-date>
    <dc:date>2021-02-28T16:28:56.35</dc:date>
    <meta:editing-duration>PT17H34M13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9" meta:word-count="144" meta:character-count="735"/>
  </office:meta>
</office:document-meta>
</file>